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5.352cm"/>
    </style:style>
    <style:style style:name="co5" style:family="table-column">
      <style:table-column-properties fo:break-before="auto" style:column-width="4.697cm"/>
    </style:style>
    <style:style style:name="co6" style:family="table-column">
      <style:table-column-properties fo:break-before="auto" style:column-width="8.703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ff3333"/>
    </style:style>
    <style:style style:name="ce6" style:family="table-cell" style:parent-style-name="Default">
      <style:table-cell-properties fo:border="0.002cm solid #000000" style:vertical-align="middle"/>
      <style:text-properties fo:color="#ff3333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="0.002cm solid #000000" style:vertical-align="middle"/>
    </style:style>
    <style:style style:name="ce9" style:family="table-cell" style:parent-style-name="Default">
      <style:table-cell-properties fo:border="0.002cm solid #000000" style:vertical-align="middle"/>
      <style:text-properties style:use-window-font-color="true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ext-properties fo:color="#0000ff"/>
    </style:style>
    <style:style style:name="ce14" style:family="table-cell" style:parent-style-name="Default" style:data-style-name="N109"/>
    <style:style style:name="ce15" style:family="table-cell" style:parent-style-name="Default" style:data-style-name="N109">
      <style:text-properties fo:color="#0000ff"/>
    </style:style>
    <style:style style:name="ce16" style:family="table-cell" style:parent-style-name="Default">
      <style:text-properties fo:color="#0000ff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>
            <text:p>Pedal type comparis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Peda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R(tip)-GND</text:p>
          </table:table-cell>
          <table:table-cell table:style-name="ce2" office:value-type="string">
            <text:p>R(ring)-GND</text:p>
          </table:table-cell>
          <table:table-cell table:style-name="ce2" office:value-type="string">
            <text:p>Wiper Breakout</text:p>
          </table:table-cell>
          <table:table-cell table:style-name="ce2" office:value-type="string">
            <text:p>Unloaded Potentiometric</text:p>
            <text:p>Range (0...1000)</text:p>
          </table:table-cell>
          <table:table-cell table:style-name="ce2" office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land EV-5</text:p>
          </table:table-cell>
          <table:table-cell table:style-name="ce3" office:value-type="string">
            <text:p>Pot w/ RangeAdj</text:p>
          </table:table-cell>
          <table:table-cell table:style-name="ce5" office:value-type="string">
            <text:p>0...10k (range @ 0)</text:p>
            <text:p>52k...62k (range @ 10)</text:p>
          </table:table-cell>
          <table:table-cell table:style-name="ce3" office:value-type="string">
            <text:p>10k (range @ 0)</text:p>
            <text:p>62k (range @ 10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999 (range @ 0)</text:p>
            <text:p>849...999 (range @ 10)</text:p>
          </table:table-cell>
          <table:table-cell table:style-name="ce3" office:value-type="string">
            <text:p>standard circuit : range pot is GND resistance</text:p>
            <text:p>of threadle pot (range actually is min-offset)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land DP-10</text:p>
          </table:table-cell>
          <table:table-cell table:style-name="ce3" office:value-type="string">
            <text:p>Pot / Mom.Switch</text:p>
          </table:table-cell>
          <table:table-cell table:style-name="ce5" office:value-type="string">
            <text:p>130R...9.23k (pot)</text:p>
            <text:p>0 / inf (switch)</text:p>
          </table:table-cell>
          <table:table-cell table:style-name="ce3" office:value-type="string">
            <text:p>9.03k...9.06k (pot)</text:p>
            <text:p>0 (switch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5...999</text:p>
          </table:table-cell>
          <table:table-cell table:style-name="ce7" office:value-type="string">
            <text:p>low pos (130R) unstab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org DS-1H</text:p>
          </table:table-cell>
          <table:table-cell table:style-name="ce3" office:value-type="string">
            <text:p>Rheostat</text:p>
          </table:table-cell>
          <table:table-cell table:style-name="ce5" office:value-type="string">
            <text:p>25k...0.5k</text:p>
          </table:table-cell>
          <table:table-cell table:style-name="ce3" office:value-type="string">
            <text:p>open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3" office:value-type="string">
            <text:p>reverse action. 50k pot, actual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Yamaha FC7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56k...60k</text:p>
          </table:table-cell>
          <table:table-cell table:style-name="ce6" office:value-type="string">
            <text:p>0R...59.2k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000...999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Yamaha FC3A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9.42k</text:p>
          </table:table-cell>
          <table:table-cell table:style-name="ce6" office:value-type="string">
            <text:p>11.2k...2.6k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998...075</text:p>
          </table:table-cell>
          <table:table-cell table:style-name="ce3" office:value-type="string">
            <text:p>reverse act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oepfer FP5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11.82k</text:p>
          </table:table-cell>
          <table:table-cell table:style-name="ce6" office:value-type="string">
            <text:p>0R...9.52k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000...79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>
            <text:p>Boss FV500L</text:p>
          </table:table-cell>
          <table:table-cell table:style-name="ce3" office:value-type="string">
            <text:p>Pot w/ RangeAdj</text:p>
          </table:table-cell>
          <table:table-cell table:style-name="ce5" office:value-type="string">
            <text:p>0R...10.36k (range @ min)</text:p>
            <text:p>43.8k...54.2k (range @ max)</text:p>
          </table:table-cell>
          <table:table-cell table:style-name="ce3" office:value-type="string">
            <text:p>10.4k (range @ min)</text:p>
            <text:p>54.2k (range @ max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1000 (range @ min)</text:p>
            <text:p>808...1000 (range @ 10)</text:p>
          </table:table-cell>
          <table:table-cell table:style-name="ce3" office:value-type="string">
            <text:p>standard circuit : range pot is GND resistance</text:p>
            <text:p>of threadle pot (range actually is min-offset)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ractal EV-2</text:p>
          </table:table-cell>
          <table:table-cell table:style-name="ce3" office:value-type="string">
            <text:p>Pot</text:p>
          </table:table-cell>
          <table:table-cell table:style-name="ce6" office:value-type="string">
            <text:p>0R...96.7k</text:p>
          </table:table-cell>
          <table:table-cell table:style-name="ce3" office:value-type="string">
            <text:p>96.7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1000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3" office:value-type="string">
            <text:p>Moog EP-3</text:p>
          </table:table-cell>
          <table:table-cell table:style-name="ce3" office:value-type="string">
            <text:p>Pot w/ RangeAdj</text:p>
            <text:p>(T/R swappable,</text:p>
            <text:p>pos "standard" shown)</text:p>
          </table:table-cell>
          <table:table-cell table:style-name="ce5" office:value-type="string">
            <text:p>0R (range @ min)</text:p>
            <text:p>22.6k...34.8k (range @ center)</text:p>
            <text:p>0R...46.4k (range @ max)</text:p>
          </table:table-cell>
          <table:table-cell table:style-name="ce5" office:value-type="string">
            <text:p>96.7k...46.4 (range @ any)</text:p>
          </table:table-cell>
          <table:table-cell table:style-name="ce3" office:value-type="float" office:value="0">
            <text:p>0</text:p>
          </table:table-cell>
          <table:table-cell table:style-name="ce10" office:value-type="string">
            <text:p>000 (range @ min)</text:p>
            <text:p>000...500 (range @ center)</text:p>
            <text:p>000...996 (range @ max)</text:p>
          </table:table-cell>
          <table:table-cell table:style-name="ce3" office:value-type="string">
            <text:p>special circuit: 100k threadle pot</text:p>
            <text:p>cascaded to 100k range pot.</text:p>
            <text:p>True range pot, set max valu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llenium Lead Foot LFX-1</text:p>
          </table:table-cell>
          <table:table-cell table:style-name="ce3" office:value-type="string">
            <text:p>Pot</text:p>
          </table:table-cell>
          <table:table-cell table:style-name="ce6" office:value-type="string">
            <text:p>0R...19.82k</text:p>
          </table:table-cell>
          <table:table-cell table:style-name="ce3" office:value-type="string">
            <text:p>19.75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9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>
            <text:p>Boss FS-5U</text:p>
          </table:table-cell>
          <table:table-cell table:style-name="ce3" office:value-type="string">
            <text:p>Mom.Switch</text:p>
            <text:p>W/ Pol. Setting</text:p>
          </table:table-cell>
          <table:table-cell table:style-name="ce3" office:value-type="string">
            <text:p>0R / inf (setting 1)</text:p>
            <text:p>Inf / 0R (setting 2)</text:p>
          </table:table-cell>
          <table:table-cell table:style-name="ce3" office:value-type="string">
            <text:p>short</text:p>
          </table:table-cell>
          <table:table-cell table:style-name="ce3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oss FS-6</text:p>
          </table:table-cell>
          <table:table-cell table:style-name="ce3" office:value-type="string">
            <text:p>Dual FS (active)</text:p>
          </table:table-cell>
          <table:table-cell table:style-name="ce3" office:value-type="string">
            <text:p>2R / inf (B switch)</text:p>
          </table:table-cell>
          <table:table-cell table:style-name="ce3" office:value-type="string">
            <text:p>2R / inf (A switch)</text:p>
          </table:table-cell>
          <table:table-cell table:style-name="ce3" table:number-columns-repeated="2"/>
          <table:table-cell table:style-name="ce3" office:value-type="string">
            <text:p>"A&amp;B" Jack is safe during plugin.</text:p>
            <text:p>"A" and "B" Jacks are potentially unsafe with C15:</text:p>
            <text:p>apply -9V on T during plugin with a TS,</text:p>
            <text:p>apply -9V constantly on T of TRS.</text:p>
            <text:p>It does work, but the current flows through 100R </text:p>
            <text:p>and a clamping diode (1.3V drop).</text:p>
            <text:p>Pedal has only 9V-1.3V=7.7V to work with.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default-cell-style-name="ce12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office:value-type="string">
            <text:p>Rheostat Calibr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sistance</text:p>
          </table:table-cell>
          <table:table-cell office:value-type="string">
            <text:p>ReadOut</text:p>
          </table:table-cell>
          <table:table-cell table:number-columns-repeated="6"/>
        </table:table-row>
        <table:table-row table:style-name="ro1">
          <table:table-cell office:value-type="string">
            <text:p>infinite</text:p>
          </table:table-cell>
          <table:table-cell office:value-type="float" office:value="4090">
            <text:p>40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0">
            <text:p>3800</text:p>
          </table:table-cell>
          <table:table-cell table:style-name="ce13" table:formula="of:=[.B5]/([.$B$4]-[.B5])*10000-100" office:value-type="float" office:value="130934.482758621">
            <text:p>130934</text:p>
          </table:table-cell>
          <table:table-cell table:style-name="ce15" table:formula="of:=1-[.C5]/[.A5]" office:value-type="percentage" office:value="0">
            <text:p>#DIV/0!</text:p>
          </table:table-cell>
          <table:table-cell table:style-name="ce16" table:formula="of:=[.B5]*16" office:value-type="float" office:value="60800">
            <text:p>60800</text:p>
          </table:table-cell>
          <table:table-cell table:style-name="ce13" table:formula="of:=10000*[.E5]" office:value-type="float" office:value="608000000">
            <text:p>608000000</text:p>
          </table:table-cell>
          <table:table-cell table:style-name="ce13" table:formula="of:=([.F5]/([.$B$4]*16-[.E5]) -100)/2" office:value-type="float" office:value="65467.2413793104">
            <text:p>65467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 table:style-name="ce15"/>
          <table:table-cell/>
          <table:table-cell office:value-type="float" office:value="2147483648">
            <text:p>214748364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3"/>
          <table:table-cell table:style-name="ce15"/>
          <table:table-cell table:number-columns-repeated="4"/>
        </table:table-row>
        <table:table-row table:style-name="ro1">
          <table:table-cell office:value-type="float" office:value="96700">
            <text:p>96700</text:p>
          </table:table-cell>
          <table:table-cell office:value-type="float" office:value="3705">
            <text:p>3705</text:p>
          </table:table-cell>
          <table:table-cell table:style-name="ce13" table:formula="of:=[.B9]/([.$B$4]-[.B9])*10000-100" office:value-type="float" office:value="96133.7662337662">
            <text:p>96134</text:p>
          </table:table-cell>
          <table:table-cell table:style-name="ce15" table:formula="of:=1-[.C9]/[.A9]" office:value-type="percentage" office:value="0.00585557152258287">
            <text:p>0,6%</text:p>
          </table:table-cell>
          <table:table-cell table:style-name="ce16" table:formula="of:=[.B9]*16" office:value-type="float" office:value="59280">
            <text:p>59280</text:p>
          </table:table-cell>
          <table:table-cell table:style-name="ce13" table:formula="of:=10000*[.E9]" office:value-type="float" office:value="592800000">
            <text:p>592800000</text:p>
          </table:table-cell>
          <table:table-cell table:style-name="ce13" table:formula="of:=([.F9]/([.$B$4]*16-[.E9]) -100)/2" office:value-type="float" office:value="48066.8831168831">
            <text:p>48067</text:p>
          </table:table-cell>
          <table:table-cell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3680">
            <text:p>3680</text:p>
          </table:table-cell>
          <table:table-cell table:style-name="ce13" table:formula="of:=[.B10]/([.$B$4]-[.B10])*10000-100" office:value-type="float" office:value="89656.0975609756">
            <text:p>89656</text:p>
          </table:table-cell>
          <table:table-cell table:style-name="ce15" table:formula="of:=1-[.C10]/[.A10]" office:value-type="percentage" office:value="0.00382113821138208">
            <text:p>0,4%</text:p>
          </table:table-cell>
          <table:table-cell table:style-name="ce16" table:formula="of:=[.B10]*16" office:value-type="float" office:value="58880">
            <text:p>58880</text:p>
          </table:table-cell>
          <table:table-cell table:style-name="ce13" table:formula="of:=10000*[.E10]" office:value-type="float" office:value="588800000">
            <text:p>588800000</text:p>
          </table:table-cell>
          <table:table-cell table:style-name="ce13" table:formula="of:=([.F10]/([.$B$4]*16-[.E10]) -100)/2" office:value-type="float" office:value="44828.0487804878">
            <text:p>44828</text:p>
          </table:table-cell>
          <table:table-cell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3635">
            <text:p>3635</text:p>
          </table:table-cell>
          <table:table-cell table:style-name="ce13" table:formula="of:=[.B11]/([.$B$4]-[.B11])*10000-100" office:value-type="float" office:value="79790.1098901099">
            <text:p>79790</text:p>
          </table:table-cell>
          <table:table-cell table:style-name="ce15" table:formula="of:=1-[.C11]/[.A11]" office:value-type="percentage" office:value="0.00262362637362634">
            <text:p>0,3%</text:p>
          </table:table-cell>
          <table:table-cell table:style-name="ce16" table:formula="of:=[.B11]*16" office:value-type="float" office:value="58160">
            <text:p>58160</text:p>
          </table:table-cell>
          <table:table-cell table:style-name="ce13" table:formula="of:=10000*[.E11]" office:value-type="float" office:value="581600000">
            <text:p>581600000</text:p>
          </table:table-cell>
          <table:table-cell table:style-name="ce13" table:formula="of:=([.F11]/([.$B$4]*16-[.E11]) -100)/2" office:value-type="float" office:value="39895.0549450549">
            <text:p>39895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578">
            <text:p>3578</text:p>
          </table:table-cell>
          <table:table-cell table:style-name="ce13" table:formula="of:=[.B12]/([.$B$4]-[.B12])*10000-100" office:value-type="float" office:value="69782.8125">
            <text:p>69783</text:p>
          </table:table-cell>
          <table:table-cell table:style-name="ce15" table:formula="of:=1-[.C12]/[.A12]" office:value-type="percentage" office:value="0.00310267857142854">
            <text:p>0,3%</text:p>
          </table:table-cell>
          <table:table-cell table:style-name="ce16" table:formula="of:=[.B12]*16" office:value-type="float" office:value="57248">
            <text:p>57248</text:p>
          </table:table-cell>
          <table:table-cell table:style-name="ce13" table:formula="of:=10000*[.E12]" office:value-type="float" office:value="572480000">
            <text:p>572480000</text:p>
          </table:table-cell>
          <table:table-cell table:style-name="ce13" table:formula="of:=([.F12]/([.$B$4]*16-[.E12]) -100)/2" office:value-type="float" office:value="34891.40625">
            <text:p>34891</text:p>
          </table:table-cell>
          <table:table-cell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3504">
            <text:p>3504</text:p>
          </table:table-cell>
          <table:table-cell table:style-name="ce13" table:formula="of:=[.B13]/([.$B$4]-[.B13])*10000-100" office:value-type="float" office:value="59695.2218430034">
            <text:p>59695</text:p>
          </table:table-cell>
          <table:table-cell table:style-name="ce15" table:formula="of:=1-[.C13]/[.A13]" office:value-type="percentage" office:value="0.0050796359499431">
            <text:p>0,5%</text:p>
          </table:table-cell>
          <table:table-cell table:style-name="ce16" table:formula="of:=[.B13]*16" office:value-type="float" office:value="56064">
            <text:p>56064</text:p>
          </table:table-cell>
          <table:table-cell table:style-name="ce13" table:formula="of:=10000*[.E13]" office:value-type="float" office:value="560640000">
            <text:p>560640000</text:p>
          </table:table-cell>
          <table:table-cell table:style-name="ce13" table:formula="of:=([.F13]/([.$B$4]*16-[.E13]) -100)/2" office:value-type="float" office:value="29847.6109215017">
            <text:p>29848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407">
            <text:p>3407</text:p>
          </table:table-cell>
          <table:table-cell table:style-name="ce13" table:formula="of:=[.B14]/([.$B$4]-[.B14])*10000-100" office:value-type="float" office:value="49782.8696925329">
            <text:p>49783</text:p>
          </table:table-cell>
          <table:table-cell table:style-name="ce15" table:formula="of:=1-[.C14]/[.A14]" office:value-type="percentage" office:value="0.00434260614934112">
            <text:p>0,4%</text:p>
          </table:table-cell>
          <table:table-cell table:style-name="ce16" table:formula="of:=[.B14]*16" office:value-type="float" office:value="54512">
            <text:p>54512</text:p>
          </table:table-cell>
          <table:table-cell table:style-name="ce13" table:formula="of:=10000*[.E14]" office:value-type="float" office:value="545120000">
            <text:p>545120000</text:p>
          </table:table-cell>
          <table:table-cell table:style-name="ce13" table:formula="of:=([.F14]/([.$B$4]*16-[.E14]) -100)/2" office:value-type="float" office:value="24891.4348462665">
            <text:p>24891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270">
            <text:p>3270</text:p>
          </table:table-cell>
          <table:table-cell table:style-name="ce13" table:formula="of:=[.B15]/([.$B$4]-[.B15])*10000-100" office:value-type="float" office:value="39778.0487804878">
            <text:p>39778</text:p>
          </table:table-cell>
          <table:table-cell table:style-name="ce15" table:formula="of:=1-[.C15]/[.A15]" office:value-type="percentage" office:value="0.00554878048780483">
            <text:p>0,6%</text:p>
          </table:table-cell>
          <table:table-cell table:style-name="ce16" table:formula="of:=[.B15]*16" office:value-type="float" office:value="52320">
            <text:p>52320</text:p>
          </table:table-cell>
          <table:table-cell table:style-name="ce13" table:formula="of:=10000*[.E15]" office:value-type="float" office:value="523200000">
            <text:p>523200000</text:p>
          </table:table-cell>
          <table:table-cell table:style-name="ce13" table:formula="of:=([.F15]/([.$B$4]*16-[.E15]) -100)/2" office:value-type="float" office:value="19889.0243902439">
            <text:p>19889</text:p>
          </table:table-cell>
          <table:table-cell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180">
            <text:p>3180</text:p>
          </table:table-cell>
          <table:table-cell table:style-name="ce13" table:formula="of:=[.B16]/([.$B$4]-[.B16])*10000-100" office:value-type="float" office:value="34845.0549450549">
            <text:p>34845</text:p>
          </table:table-cell>
          <table:table-cell table:style-name="ce15" table:formula="of:=1-[.C16]/[.A16]" office:value-type="percentage" office:value="0.00442700156985876">
            <text:p>0,4%</text:p>
          </table:table-cell>
          <table:table-cell table:style-name="ce16" table:formula="of:=[.B16]*16" office:value-type="float" office:value="50880">
            <text:p>50880</text:p>
          </table:table-cell>
          <table:table-cell table:style-name="ce13" table:formula="of:=10000*[.E16]" office:value-type="float" office:value="508800000">
            <text:p>508800000</text:p>
          </table:table-cell>
          <table:table-cell table:style-name="ce13" table:formula="of:=([.F16]/([.$B$4]*16-[.E16]) -100)/2" office:value-type="float" office:value="17422.5274725275">
            <text:p>17423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065">
            <text:p>3065</text:p>
          </table:table-cell>
          <table:table-cell table:style-name="ce13" table:formula="of:=[.B17]/([.$B$4]-[.B17])*10000-100" office:value-type="float" office:value="29802.4390243902">
            <text:p>29802</text:p>
          </table:table-cell>
          <table:table-cell table:style-name="ce15" table:formula="of:=1-[.C17]/[.A17]" office:value-type="percentage" office:value="0.00658536585365854">
            <text:p>0,7%</text:p>
          </table:table-cell>
          <table:table-cell table:style-name="ce16" table:formula="of:=[.B17]*16" office:value-type="float" office:value="49040">
            <text:p>49040</text:p>
          </table:table-cell>
          <table:table-cell table:style-name="ce13" table:formula="of:=10000*[.E17]" office:value-type="float" office:value="490400000">
            <text:p>490400000</text:p>
          </table:table-cell>
          <table:table-cell table:style-name="ce13" table:formula="of:=([.F17]/([.$B$4]*16-[.E17]) -100)/2" office:value-type="float" office:value="14901.2195121951">
            <text:p>14901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918">
            <text:p>2918</text:p>
          </table:table-cell>
          <table:table-cell table:style-name="ce13" table:formula="of:=[.B18]/([.$B$4]-[.B18])*10000-100" office:value-type="float" office:value="24797.6109215017">
            <text:p>24798</text:p>
          </table:table-cell>
          <table:table-cell table:style-name="ce15" table:formula="of:=1-[.C18]/[.A18]" office:value-type="percentage" office:value="0.00809556313993176">
            <text:p>0,8%</text:p>
          </table:table-cell>
          <table:table-cell table:style-name="ce16" table:formula="of:=[.B18]*16" office:value-type="float" office:value="46688">
            <text:p>46688</text:p>
          </table:table-cell>
          <table:table-cell table:style-name="ce13" table:formula="of:=10000*[.E18]" office:value-type="float" office:value="466880000">
            <text:p>466880000</text:p>
          </table:table-cell>
          <table:table-cell table:style-name="ce13" table:formula="of:=([.F18]/([.$B$4]*16-[.E18]) -100)/2" office:value-type="float" office:value="12398.8054607509">
            <text:p>12399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728">
            <text:p>2728</text:p>
          </table:table-cell>
          <table:table-cell table:style-name="ce13" table:formula="of:=[.B19]/([.$B$4]-[.B19])*10000-100" office:value-type="float" office:value="19929.3685756241">
            <text:p>19929</text:p>
          </table:table-cell>
          <table:table-cell table:style-name="ce15" table:formula="of:=1-[.C19]/[.A19]" office:value-type="percentage" office:value="0.00353157121879599">
            <text:p>0,4%</text:p>
          </table:table-cell>
          <table:table-cell table:style-name="ce16" table:formula="of:=[.B19]*16" office:value-type="float" office:value="43648">
            <text:p>43648</text:p>
          </table:table-cell>
          <table:table-cell table:style-name="ce13" table:formula="of:=10000*[.E19]" office:value-type="float" office:value="436480000">
            <text:p>436480000</text:p>
          </table:table-cell>
          <table:table-cell table:style-name="ce13" table:formula="of:=([.F19]/([.$B$4]*16-[.E19]) -100)/2" office:value-type="float" office:value="9964.68428781204">
            <text:p>9965</text:p>
          </table:table-cell>
          <table:table-cell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628">
            <text:p>2628</text:p>
          </table:table-cell>
          <table:table-cell table:style-name="ce13" table:formula="of:=[.B20]/([.$B$4]-[.B20])*10000-100" office:value-type="float" office:value="17875.3761969904">
            <text:p>17875</text:p>
          </table:table-cell>
          <table:table-cell table:style-name="ce15" table:formula="of:=1-[.C20]/[.A20]" office:value-type="percentage" office:value="0.00692354461164302">
            <text:p>0,7%</text:p>
          </table:table-cell>
          <table:table-cell table:style-name="ce16" table:formula="of:=[.B20]*16" office:value-type="float" office:value="42048">
            <text:p>42048</text:p>
          </table:table-cell>
          <table:table-cell table:style-name="ce13" table:formula="of:=10000*[.E20]" office:value-type="float" office:value="420480000">
            <text:p>420480000</text:p>
          </table:table-cell>
          <table:table-cell table:style-name="ce13" table:formula="of:=([.F20]/([.$B$4]*16-[.E20]) -100)/2" office:value-type="float" office:value="8937.68809849521">
            <text:p>8938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2518">
            <text:p>2518</text:p>
          </table:table-cell>
          <table:table-cell table:style-name="ce13" table:formula="of:=[.B21]/([.$B$4]-[.B21])*10000-100" office:value-type="float" office:value="15917.8117048346">
            <text:p>15918</text:p>
          </table:table-cell>
          <table:table-cell table:style-name="ce15" table:formula="of:=1-[.C21]/[.A21]" office:value-type="percentage" office:value="0.00513676844783706">
            <text:p>0,5%</text:p>
          </table:table-cell>
          <table:table-cell table:style-name="ce16" table:formula="of:=[.B21]*16" office:value-type="float" office:value="40288">
            <text:p>40288</text:p>
          </table:table-cell>
          <table:table-cell table:style-name="ce13" table:formula="of:=10000*[.E21]" office:value-type="float" office:value="402880000">
            <text:p>402880000</text:p>
          </table:table-cell>
          <table:table-cell table:style-name="ce13" table:formula="of:=([.F21]/([.$B$4]*16-[.E21]) -100)/2" office:value-type="float" office:value="7958.9058524173">
            <text:p>7959</text:p>
          </table:table-cell>
          <table:table-cell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2387">
            <text:p>2387</text:p>
          </table:table-cell>
          <table:table-cell table:style-name="ce13" table:formula="of:=[.B22]/([.$B$4]-[.B22])*10000-100" office:value-type="float" office:value="13916.4415736935">
            <text:p>13916</text:p>
          </table:table-cell>
          <table:table-cell table:style-name="ce15" table:formula="of:=1-[.C22]/[.A22]" office:value-type="percentage" office:value="0.00596845902189425">
            <text:p>0,6%</text:p>
          </table:table-cell>
          <table:table-cell table:style-name="ce16" table:formula="of:=[.B22]*16" office:value-type="float" office:value="38192">
            <text:p>38192</text:p>
          </table:table-cell>
          <table:table-cell table:style-name="ce13" table:formula="of:=10000*[.E22]" office:value-type="float" office:value="381920000">
            <text:p>381920000</text:p>
          </table:table-cell>
          <table:table-cell table:style-name="ce13" table:formula="of:=([.F22]/([.$B$4]*16-[.E22]) -100)/2" office:value-type="float" office:value="6958.22078684674">
            <text:p>6958</text:p>
          </table:table-cell>
          <table:table-cell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2314">
            <text:p>2314</text:p>
          </table:table-cell>
          <table:table-cell table:style-name="ce13" table:formula="of:=[.B23]/([.$B$4]-[.B23])*10000-100" office:value-type="float" office:value="12929.2792792793">
            <text:p>12929</text:p>
          </table:table-cell>
          <table:table-cell table:style-name="ce15" table:formula="of:=1-[.C23]/[.A23]" office:value-type="percentage" office:value="0.00544005544005533">
            <text:p>0,5%</text:p>
          </table:table-cell>
          <table:table-cell table:style-name="ce16" table:formula="of:=[.B23]*16" office:value-type="float" office:value="37024">
            <text:p>37024</text:p>
          </table:table-cell>
          <table:table-cell table:style-name="ce13" table:formula="of:=10000*[.E23]" office:value-type="float" office:value="370240000">
            <text:p>370240000</text:p>
          </table:table-cell>
          <table:table-cell table:style-name="ce13" table:formula="of:=([.F23]/([.$B$4]*16-[.E23]) -100)/2" office:value-type="float" office:value="6464.63963963964">
            <text:p>6465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238">
            <text:p>2238</text:p>
          </table:table-cell>
          <table:table-cell table:style-name="ce13" table:formula="of:=[.B24]/([.$B$4]-[.B24])*10000-100" office:value-type="float" office:value="11984.2332613391">
            <text:p>11984</text:p>
          </table:table-cell>
          <table:table-cell table:style-name="ce15" table:formula="of:=1-[.C24]/[.A24]" office:value-type="percentage" office:value="0.00131389488840905">
            <text:p>0,1%</text:p>
          </table:table-cell>
          <table:table-cell table:style-name="ce16" table:formula="of:=[.B24]*16" office:value-type="float" office:value="35808">
            <text:p>35808</text:p>
          </table:table-cell>
          <table:table-cell table:style-name="ce13" table:formula="of:=10000*[.E24]" office:value-type="float" office:value="358080000">
            <text:p>358080000</text:p>
          </table:table-cell>
          <table:table-cell table:style-name="ce13" table:formula="of:=([.F24]/([.$B$4]*16-[.E24]) -100)/2" office:value-type="float" office:value="5992.11663066955">
            <text:p>5992</text:p>
          </table:table-cell>
          <table:table-cell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148">
            <text:p>2148</text:p>
          </table:table-cell>
          <table:table-cell table:style-name="ce13" table:formula="of:=[.B25]/([.$B$4]-[.B25])*10000-100" office:value-type="float" office:value="10960.7621009269">
            <text:p>10961</text:p>
          </table:table-cell>
          <table:table-cell table:style-name="ce15" table:formula="of:=1-[.C25]/[.A25]" office:value-type="percentage" office:value="0.00356708173391995">
            <text:p>0,4%</text:p>
          </table:table-cell>
          <table:table-cell table:style-name="ce16" table:formula="of:=[.B25]*16" office:value-type="float" office:value="34368">
            <text:p>34368</text:p>
          </table:table-cell>
          <table:table-cell table:style-name="ce13" table:formula="of:=10000*[.E25]" office:value-type="float" office:value="343680000">
            <text:p>343680000</text:p>
          </table:table-cell>
          <table:table-cell table:style-name="ce13" table:formula="of:=([.F25]/([.$B$4]*16-[.E25]) -100)/2" office:value-type="float" office:value="5480.38105046344">
            <text:p>548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29">
            <text:p>2029</text:p>
          </table:table-cell>
          <table:table-cell table:style-name="ce13" table:formula="of:=[.B26]/([.$B$4]-[.B26])*10000-100" office:value-type="float" office:value="9744.73556525958">
            <text:p>9745</text:p>
          </table:table-cell>
          <table:table-cell table:style-name="ce15" table:formula="of:=1-[.C26]/[.A26]" office:value-type="percentage" office:value="0.0255264434740416">
            <text:p>2,6%</text:p>
          </table:table-cell>
          <table:table-cell table:style-name="ce16" table:formula="of:=[.B26]*16" office:value-type="float" office:value="32464">
            <text:p>32464</text:p>
          </table:table-cell>
          <table:table-cell table:style-name="ce13" table:formula="of:=10000*[.E26]" office:value-type="float" office:value="324640000">
            <text:p>324640000</text:p>
          </table:table-cell>
          <table:table-cell table:style-name="ce13" table:formula="of:=([.F26]/([.$B$4]*16-[.E26]) -100)/2" office:value-type="float" office:value="4872.36778262979">
            <text:p>4872</text:p>
          </table:table-cell>
          <table:table-cell table:formula="of:=[.G26]/5000*100" office:value-type="float" office:value="97.4473556525958">
            <text:p>97,4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45">
            <text:p>1945</text:p>
          </table:table-cell>
          <table:table-cell table:style-name="ce13" table:formula="of:=[.B27]/([.$B$4]-[.B27])*10000-100" office:value-type="float" office:value="8967.59906759907">
            <text:p>8968</text:p>
          </table:table-cell>
          <table:table-cell table:style-name="ce15" table:formula="of:=1-[.C27]/[.A27]" office:value-type="percentage" office:value="0.00360010360010343">
            <text:p>0,4%</text:p>
          </table:table-cell>
          <table:table-cell table:style-name="ce16" table:formula="of:=[.B27]*16" office:value-type="float" office:value="31120">
            <text:p>31120</text:p>
          </table:table-cell>
          <table:table-cell table:style-name="ce13" table:formula="of:=10000*[.E27]" office:value-type="float" office:value="311200000">
            <text:p>311200000</text:p>
          </table:table-cell>
          <table:table-cell table:style-name="ce13" table:formula="of:=([.F27]/([.$B$4]*16-[.E27]) -100)/2" office:value-type="float" office:value="4483.79953379953">
            <text:p>4484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15">
            <text:p>1815</text:p>
          </table:table-cell>
          <table:table-cell table:style-name="ce13" table:formula="of:=[.B28]/([.$B$4]-[.B28])*10000-100" office:value-type="float" office:value="7878.02197802198">
            <text:p>7878</text:p>
          </table:table-cell>
          <table:table-cell table:style-name="ce15" table:formula="of:=1-[.C28]/[.A28]" office:value-type="percentage" office:value="0.0152472527472527">
            <text:p>1,5%</text:p>
          </table:table-cell>
          <table:table-cell table:style-name="ce16" table:formula="of:=[.B28]*16" office:value-type="float" office:value="29040">
            <text:p>29040</text:p>
          </table:table-cell>
          <table:table-cell table:style-name="ce13" table:formula="of:=10000*[.E28]" office:value-type="float" office:value="290400000">
            <text:p>290400000</text:p>
          </table:table-cell>
          <table:table-cell table:style-name="ce13" table:formula="of:=([.F28]/([.$B$4]*16-[.E28]) -100)/2" office:value-type="float" office:value="3939.01098901099">
            <text:p>3939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88">
            <text:p>1688</text:p>
          </table:table-cell>
          <table:table-cell table:style-name="ce13" table:formula="of:=[.B29]/([.$B$4]-[.B29])*10000-100" office:value-type="float" office:value="6927.47710241465">
            <text:p>6927</text:p>
          </table:table-cell>
          <table:table-cell table:style-name="ce15" table:formula="of:=1-[.C29]/[.A29]" office:value-type="percentage" office:value="0.0103604139407637">
            <text:p>1,0%</text:p>
          </table:table-cell>
          <table:table-cell table:style-name="ce16" table:formula="of:=[.B29]*16" office:value-type="float" office:value="27008">
            <text:p>27008</text:p>
          </table:table-cell>
          <table:table-cell table:style-name="ce13" table:formula="of:=10000*[.E29]" office:value-type="float" office:value="270080000">
            <text:p>270080000</text:p>
          </table:table-cell>
          <table:table-cell table:style-name="ce13" table:formula="of:=([.F29]/([.$B$4]*16-[.E29]) -100)/2" office:value-type="float" office:value="3463.73855120733">
            <text:p>3464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21">
            <text:p>1621</text:p>
          </table:table-cell>
          <table:table-cell table:style-name="ce13" table:formula="of:=[.B30]/([.$B$4]-[.B30])*10000-100" office:value-type="float" office:value="6465.41109761037">
            <text:p>6465</text:p>
          </table:table-cell>
          <table:table-cell table:style-name="ce15" table:formula="of:=1-[.C30]/[.A30]" office:value-type="percentage" office:value="0.0053213695984049">
            <text:p>0,5%</text:p>
          </table:table-cell>
          <table:table-cell table:style-name="ce16" table:formula="of:=[.B30]*16" office:value-type="float" office:value="25936">
            <text:p>25936</text:p>
          </table:table-cell>
          <table:table-cell table:style-name="ce13" table:formula="of:=10000*[.E30]" office:value-type="float" office:value="259360000">
            <text:p>259360000</text:p>
          </table:table-cell>
          <table:table-cell table:style-name="ce13" table:formula="of:=([.F30]/([.$B$4]*16-[.E30]) -100)/2" office:value-type="float" office:value="3232.70554880518">
            <text:p>3233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46">
            <text:p>1546</text:p>
          </table:table-cell>
          <table:table-cell table:style-name="ce13" table:formula="of:=[.B31]/([.$B$4]-[.B31])*10000-100" office:value-type="float" office:value="5977.04402515723">
            <text:p>5977</text:p>
          </table:table-cell>
          <table:table-cell table:style-name="ce15" table:formula="of:=1-[.C31]/[.A31]" office:value-type="percentage" office:value="0.00382599580712806">
            <text:p>0,4%</text:p>
          </table:table-cell>
          <table:table-cell table:style-name="ce16" table:formula="of:=[.B31]*16" office:value-type="float" office:value="24736">
            <text:p>24736</text:p>
          </table:table-cell>
          <table:table-cell table:style-name="ce13" table:formula="of:=10000*[.E31]" office:value-type="float" office:value="247360000">
            <text:p>247360000</text:p>
          </table:table-cell>
          <table:table-cell table:style-name="ce13" table:formula="of:=([.F31]/([.$B$4]*16-[.E31]) -100)/2" office:value-type="float" office:value="2988.52201257862">
            <text:p>2989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63">
            <text:p>1463</text:p>
          </table:table-cell>
          <table:table-cell table:style-name="ce13" table:formula="of:=[.B32]/([.$B$4]-[.B32])*10000-100" office:value-type="float" office:value="5469.09021697754">
            <text:p>5469</text:p>
          </table:table-cell>
          <table:table-cell table:style-name="ce15" table:formula="of:=1-[.C32]/[.A32]" office:value-type="percentage" office:value="0.00561996054953784">
            <text:p>0,6%</text:p>
          </table:table-cell>
          <table:table-cell table:style-name="ce16" table:formula="of:=[.B32]*16" office:value-type="float" office:value="23408">
            <text:p>23408</text:p>
          </table:table-cell>
          <table:table-cell table:style-name="ce13" table:formula="of:=10000*[.E32]" office:value-type="float" office:value="234080000">
            <text:p>234080000</text:p>
          </table:table-cell>
          <table:table-cell table:style-name="ce13" table:formula="of:=([.F32]/([.$B$4]*16-[.E32]) -100)/2" office:value-type="float" office:value="2734.54510848877">
            <text:p>2735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76">
            <text:p>1376</text:p>
          </table:table-cell>
          <table:table-cell table:style-name="ce13" table:formula="of:=[.B33]/([.$B$4]-[.B33])*10000-100" office:value-type="float" office:value="4970.00736919676">
            <text:p>4970</text:p>
          </table:table-cell>
          <table:table-cell table:style-name="ce15" table:formula="of:=1-[.C33]/[.A33]" office:value-type="percentage" office:value="0.00599852616064855">
            <text:p>0,6%</text:p>
          </table:table-cell>
          <table:table-cell table:style-name="ce16" table:formula="of:=[.B33]*16" office:value-type="float" office:value="22016">
            <text:p>22016</text:p>
          </table:table-cell>
          <table:table-cell table:style-name="ce13" table:formula="of:=10000*[.E33]" office:value-type="float" office:value="220160000">
            <text:p>220160000</text:p>
          </table:table-cell>
          <table:table-cell table:style-name="ce13" table:formula="of:=([.F33]/([.$B$4]*16-[.E33]) -100)/2" office:value-type="float" office:value="2485.00368459838">
            <text:p>2485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283">
            <text:p>1283</text:p>
          </table:table-cell>
          <table:table-cell table:style-name="ce13" table:formula="of:=[.B34]/([.$B$4]-[.B34])*10000-100" office:value-type="float" office:value="4470.71606697542">
            <text:p>4471</text:p>
          </table:table-cell>
          <table:table-cell table:style-name="ce15" table:formula="of:=1-[.C34]/[.A34]" office:value-type="percentage" office:value="0.00650754067212922">
            <text:p>0,7%</text:p>
          </table:table-cell>
          <table:table-cell table:style-name="ce16" table:formula="of:=[.B34]*16" office:value-type="float" office:value="20528">
            <text:p>20528</text:p>
          </table:table-cell>
          <table:table-cell table:style-name="ce13" table:formula="of:=10000*[.E34]" office:value-type="float" office:value="205280000">
            <text:p>205280000</text:p>
          </table:table-cell>
          <table:table-cell table:style-name="ce13" table:formula="of:=([.F34]/([.$B$4]*16-[.E34]) -100)/2" office:value-type="float" office:value="2235.35803348771">
            <text:p>223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85">
            <text:p>1185</text:p>
          </table:table-cell>
          <table:table-cell table:style-name="ce13" table:formula="of:=[.B35]/([.$B$4]-[.B35])*10000-100" office:value-type="float" office:value="3979.17383820998">
            <text:p>3979</text:p>
          </table:table-cell>
          <table:table-cell table:style-name="ce15" table:formula="of:=1-[.C35]/[.A35]" office:value-type="percentage" office:value="0.00520654044750424">
            <text:p>0,5%</text:p>
          </table:table-cell>
          <table:table-cell table:style-name="ce16" table:formula="of:=[.B35]*16" office:value-type="float" office:value="18960">
            <text:p>18960</text:p>
          </table:table-cell>
          <table:table-cell table:style-name="ce13" table:formula="of:=10000*[.E35]" office:value-type="float" office:value="189600000">
            <text:p>189600000</text:p>
          </table:table-cell>
          <table:table-cell table:style-name="ce13" table:formula="of:=([.F35]/([.$B$4]*16-[.E35]) -100)/2" office:value-type="float" office:value="1989.58691910499">
            <text:p>1990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78">
            <text:p>1078</text:p>
          </table:table-cell>
          <table:table-cell table:style-name="ce13" table:formula="of:=[.B36]/([.$B$4]-[.B36])*10000-100" office:value-type="float" office:value="3479.01726427623">
            <text:p>3479</text:p>
          </table:table-cell>
          <table:table-cell table:style-name="ce15" table:formula="of:=1-[.C36]/[.A36]" office:value-type="percentage" office:value="0.00599506734964894">
            <text:p>0,6%</text:p>
          </table:table-cell>
          <table:table-cell table:style-name="ce16" table:formula="of:=[.B36]*16" office:value-type="float" office:value="17248">
            <text:p>17248</text:p>
          </table:table-cell>
          <table:table-cell table:style-name="ce13" table:formula="of:=10000*[.E36]" office:value-type="float" office:value="172480000">
            <text:p>172480000</text:p>
          </table:table-cell>
          <table:table-cell table:style-name="ce13" table:formula="of:=([.F36]/([.$B$4]*16-[.E36]) -100)/2" office:value-type="float" office:value="1739.50863213811">
            <text:p>174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63">
            <text:p>963</text:p>
          </table:table-cell>
          <table:table-cell table:style-name="ce13" table:formula="of:=[.B37]/([.$B$4]-[.B37])*10000-100" office:value-type="float" office:value="2979.62903741605">
            <text:p>2980</text:p>
          </table:table-cell>
          <table:table-cell table:style-name="ce15" table:formula="of:=1-[.C37]/[.A37]" office:value-type="percentage" office:value="0.00679032086131537">
            <text:p>0,7%</text:p>
          </table:table-cell>
          <table:table-cell table:style-name="ce16" table:formula="of:=[.B37]*16" office:value-type="float" office:value="15408">
            <text:p>15408</text:p>
          </table:table-cell>
          <table:table-cell table:style-name="ce13" table:formula="of:=10000*[.E37]" office:value-type="float" office:value="154080000">
            <text:p>154080000</text:p>
          </table:table-cell>
          <table:table-cell table:style-name="ce13" table:formula="of:=([.F37]/([.$B$4]*16-[.E37]) -100)/2" office:value-type="float" office:value="1489.81451870803">
            <text:p>149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915">
            <text:p>915</text:p>
          </table:table-cell>
          <table:table-cell table:style-name="ce13" table:formula="of:=[.B38]/([.$B$4]-[.B38])*10000-100" office:value-type="float" office:value="2781.88976377953">
            <text:p>2782</text:p>
          </table:table-cell>
          <table:table-cell table:style-name="ce15" table:formula="of:=1-[.C38]/[.A38]" office:value-type="percentage" office:value="0.00646794150731156">
            <text:p>0,6%</text:p>
          </table:table-cell>
          <table:table-cell table:style-name="ce16" table:formula="of:=[.B38]*16" office:value-type="float" office:value="14640">
            <text:p>14640</text:p>
          </table:table-cell>
          <table:table-cell table:style-name="ce13" table:formula="of:=10000*[.E38]" office:value-type="float" office:value="146400000">
            <text:p>146400000</text:p>
          </table:table-cell>
          <table:table-cell table:style-name="ce13" table:formula="of:=([.F38]/([.$B$4]*16-[.E38]) -100)/2" office:value-type="float" office:value="1390.94488188976">
            <text:p>1391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864">
            <text:p>864</text:p>
          </table:table-cell>
          <table:table-cell table:style-name="ce13" table:formula="of:=[.B39]/([.$B$4]-[.B39])*10000-100" office:value-type="float" office:value="2578.23930564166">
            <text:p>2578</text:p>
          </table:table-cell>
          <table:table-cell table:style-name="ce15" table:formula="of:=1-[.C39]/[.A39]" office:value-type="percentage" office:value="0.0083694978301303">
            <text:p>0,8%</text:p>
          </table:table-cell>
          <table:table-cell table:style-name="ce16" table:formula="of:=[.B39]*16" office:value-type="float" office:value="13824">
            <text:p>13824</text:p>
          </table:table-cell>
          <table:table-cell table:style-name="ce13" table:formula="of:=10000*[.E39]" office:value-type="float" office:value="138240000">
            <text:p>138240000</text:p>
          </table:table-cell>
          <table:table-cell table:style-name="ce13" table:formula="of:=([.F39]/([.$B$4]*16-[.E39]) -100)/2" office:value-type="float" office:value="1289.11965282083">
            <text:p>1289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813">
            <text:p>813</text:p>
          </table:table-cell>
          <table:table-cell table:style-name="ce13" table:formula="of:=[.B40]/([.$B$4]-[.B40])*10000-100" office:value-type="float" office:value="2380.92767775404">
            <text:p>2381</text:p>
          </table:table-cell>
          <table:table-cell table:style-name="ce15" table:formula="of:=1-[.C40]/[.A40]" office:value-type="percentage" office:value="0.00794680093581524">
            <text:p>0,8%</text:p>
          </table:table-cell>
          <table:table-cell table:style-name="ce16" table:formula="of:=[.B40]*16" office:value-type="float" office:value="13008">
            <text:p>13008</text:p>
          </table:table-cell>
          <table:table-cell table:style-name="ce13" table:formula="of:=10000*[.E40]" office:value-type="float" office:value="130080000">
            <text:p>130080000</text:p>
          </table:table-cell>
          <table:table-cell table:style-name="ce13" table:formula="of:=([.F40]/([.$B$4]*16-[.E40]) -100)/2" office:value-type="float" office:value="1190.46383887702">
            <text:p>1190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760">
            <text:p>760</text:p>
          </table:table-cell>
          <table:table-cell table:style-name="ce13" table:formula="of:=[.B41]/([.$B$4]-[.B41])*10000-100" office:value-type="float" office:value="2182.28228228228">
            <text:p>2182</text:p>
          </table:table-cell>
          <table:table-cell table:style-name="ce15" table:formula="of:=1-[.C41]/[.A41]" office:value-type="percentage" office:value="0.00805350805350802">
            <text:p>0,8%</text:p>
          </table:table-cell>
          <table:table-cell table:style-name="ce16" table:formula="of:=[.B41]*16" office:value-type="float" office:value="12160">
            <text:p>12160</text:p>
          </table:table-cell>
          <table:table-cell table:style-name="ce13" table:formula="of:=10000*[.E41]" office:value-type="float" office:value="121600000">
            <text:p>121600000</text:p>
          </table:table-cell>
          <table:table-cell table:style-name="ce13" table:formula="of:=([.F41]/([.$B$4]*16-[.E41]) -100)/2" office:value-type="float" office:value="1091.14114114114">
            <text:p>109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06">
            <text:p>706</text:p>
          </table:table-cell>
          <table:table-cell table:style-name="ce13" table:formula="of:=[.B42]/([.$B$4]-[.B42])*10000-100" office:value-type="float" office:value="1986.28841607565">
            <text:p>1986</text:p>
          </table:table-cell>
          <table:table-cell table:style-name="ce15" table:formula="of:=1-[.C42]/[.A42]" office:value-type="percentage" office:value="0.0068557919621749">
            <text:p>0,7%</text:p>
          </table:table-cell>
          <table:table-cell table:style-name="ce16" table:formula="of:=[.B42]*16" office:value-type="float" office:value="11296">
            <text:p>11296</text:p>
          </table:table-cell>
          <table:table-cell table:style-name="ce13" table:formula="of:=10000*[.E42]" office:value-type="float" office:value="112960000">
            <text:p>112960000</text:p>
          </table:table-cell>
          <table:table-cell table:style-name="ce13" table:formula="of:=([.F42]/([.$B$4]*16-[.E42]) -100)/2" office:value-type="float" office:value="993.144208037825">
            <text:p>993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648">
            <text:p>648</text:p>
          </table:table-cell>
          <table:table-cell table:style-name="ce13" table:formula="of:=[.B43]/([.$B$4]-[.B43])*10000-100" office:value-type="float" office:value="1782.62638001162">
            <text:p>1783</text:p>
          </table:table-cell>
          <table:table-cell table:style-name="ce15" table:formula="of:=1-[.C43]/[.A43]" office:value-type="percentage" office:value="0.00965201110465497">
            <text:p>1,0%</text:p>
          </table:table-cell>
          <table:table-cell table:style-name="ce16" table:formula="of:=[.B43]*16" office:value-type="float" office:value="10368">
            <text:p>10368</text:p>
          </table:table-cell>
          <table:table-cell table:style-name="ce13" table:formula="of:=10000*[.E43]" office:value-type="float" office:value="103680000">
            <text:p>103680000</text:p>
          </table:table-cell>
          <table:table-cell table:style-name="ce13" table:formula="of:=([.F43]/([.$B$4]*16-[.E43]) -100)/2" office:value-type="float" office:value="891.313190005811">
            <text:p>891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589">
            <text:p>589</text:p>
          </table:table-cell>
          <table:table-cell table:style-name="ce13" table:formula="of:=[.B44]/([.$B$4]-[.B44])*10000-100" office:value-type="float" office:value="1582.37646386747">
            <text:p>1582</text:p>
          </table:table-cell>
          <table:table-cell table:style-name="ce15" table:formula="of:=1-[.C44]/[.A44]" office:value-type="percentage" office:value="0.0110147100828334">
            <text:p>1,1%</text:p>
          </table:table-cell>
          <table:table-cell table:style-name="ce16" table:formula="of:=[.B44]*16" office:value-type="float" office:value="9424">
            <text:p>9424</text:p>
          </table:table-cell>
          <table:table-cell table:style-name="ce13" table:formula="of:=10000*[.E44]" office:value-type="float" office:value="94240000">
            <text:p>94240000</text:p>
          </table:table-cell>
          <table:table-cell table:style-name="ce13" table:formula="of:=([.F44]/([.$B$4]*16-[.E44]) -100)/2" office:value-type="float" office:value="791.188231933733">
            <text:p>791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30">
            <text:p>530</text:p>
          </table:table-cell>
          <table:table-cell table:style-name="ce13" table:formula="of:=[.B45]/([.$B$4]-[.B45])*10000-100" office:value-type="float" office:value="1388.76404494382">
            <text:p>1389</text:p>
          </table:table-cell>
          <table:table-cell table:style-name="ce15" table:formula="of:=1-[.C45]/[.A45]" office:value-type="percentage" office:value="0.00802568218298561">
            <text:p>0,8%</text:p>
          </table:table-cell>
          <table:table-cell table:style-name="ce16" table:formula="of:=[.B45]*16" office:value-type="float" office:value="8480">
            <text:p>8480</text:p>
          </table:table-cell>
          <table:table-cell table:style-name="ce13" table:formula="of:=10000*[.E45]" office:value-type="float" office:value="84800000">
            <text:p>84800000</text:p>
          </table:table-cell>
          <table:table-cell table:style-name="ce13" table:formula="of:=([.F45]/([.$B$4]*16-[.E45]) -100)/2" office:value-type="float" office:value="694.38202247191">
            <text:p>694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68">
            <text:p>468</text:p>
          </table:table-cell>
          <table:table-cell table:style-name="ce13" table:formula="of:=[.B46]/([.$B$4]-[.B46])*10000-100" office:value-type="float" office:value="1192.1038100497">
            <text:p>1192</text:p>
          </table:table-cell>
          <table:table-cell table:style-name="ce15" table:formula="of:=1-[.C46]/[.A46]" office:value-type="percentage" office:value="0.00658015829191982">
            <text:p>0,7%</text:p>
          </table:table-cell>
          <table:table-cell table:style-name="ce16" table:formula="of:=[.B46]*16" office:value-type="float" office:value="7488">
            <text:p>7488</text:p>
          </table:table-cell>
          <table:table-cell table:style-name="ce13" table:formula="of:=10000*[.E46]" office:value-type="float" office:value="74880000">
            <text:p>74880000</text:p>
          </table:table-cell>
          <table:table-cell table:style-name="ce13" table:formula="of:=([.F46]/([.$B$4]*16-[.E46]) -100)/2" office:value-type="float" office:value="596.051905024848">
            <text:p>59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3">
            <text:p>403</text:p>
          </table:table-cell>
          <table:table-cell table:style-name="ce13" table:formula="of:=[.B47]/([.$B$4]-[.B47])*10000-100" office:value-type="float" office:value="993.029563330621">
            <text:p>993</text:p>
          </table:table-cell>
          <table:table-cell table:style-name="ce15" table:formula="of:=1-[.C47]/[.A47]" office:value-type="percentage" office:value="0.0069704366693788">
            <text:p>0,7%</text:p>
          </table:table-cell>
          <table:table-cell table:style-name="ce16" table:formula="of:=[.B47]*16" office:value-type="float" office:value="6448">
            <text:p>6448</text:p>
          </table:table-cell>
          <table:table-cell table:style-name="ce13" table:formula="of:=10000*[.E47]" office:value-type="float" office:value="64480000">
            <text:p>64480000</text:p>
          </table:table-cell>
          <table:table-cell table:style-name="ce13" table:formula="of:=([.F47]/([.$B$4]*16-[.E47]) -100)/2" office:value-type="float" office:value="496.514781665311">
            <text:p>497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style-name="ce13"/>
          <table:table-cell table:style-name="ce15"/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style-name="ce13" table:formula="of:=[.B49]/([.$B$4]-[.B49])*10000-100" office:value-type="float" office:value="924.258760107817">
            <text:p>924</text:p>
          </table:table-cell>
          <table:table-cell table:style-name="ce15" table:formula="of:=1-[.C49]/[.A49]" office:value-type="percentage" office:value="0">
            <text:p>#DIV/0!</text:p>
          </table:table-cell>
          <table:table-cell table:style-name="ce16" table:formula="of:=[.B49]*16" office:value-type="float" office:value="6080">
            <text:p>6080</text:p>
          </table:table-cell>
          <table:table-cell table:style-name="ce13" table:formula="of:=10000*[.E49]" office:value-type="float" office:value="60800000">
            <text:p>60800000</text:p>
          </table:table-cell>
          <table:table-cell table:style-name="ce13" table:formula="of:=([.F49]/([.$B$4]*16-[.E49]) -100)/2" office:value-type="float" office:value="462.129380053908">
            <text:p>462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style-name="ce13" table:formula="of:=[.B50]/([.$B$4]-[.B50])*10000-100" office:value-type="float" office:value="865.14745308311">
            <text:p>865</text:p>
          </table:table-cell>
          <table:table-cell table:style-name="ce15" table:formula="of:=1-[.C50]/[.A50]" office:value-type="percentage" office:value="0">
            <text:p>#DIV/0!</text:p>
          </table:table-cell>
          <table:table-cell table:style-name="ce16" table:formula="of:=[.B50]*16" office:value-type="float" office:value="5760">
            <text:p>5760</text:p>
          </table:table-cell>
          <table:table-cell table:style-name="ce13" table:formula="of:=10000*[.E50]" office:value-type="float" office:value="57600000">
            <text:p>57600000</text:p>
          </table:table-cell>
          <table:table-cell table:style-name="ce13" table:formula="of:=([.F50]/([.$B$4]*16-[.E50]) -100)/2" office:value-type="float" office:value="432.573726541555">
            <text:p>433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style-name="ce13" table:formula="of:=[.B51]/([.$B$4]-[.B51])*10000-100" office:value-type="float" office:value="806.666666666667">
            <text:p>807</text:p>
          </table:table-cell>
          <table:table-cell table:style-name="ce15" table:formula="of:=1-[.C51]/[.A51]" office:value-type="percentage" office:value="0">
            <text:p>#DIV/0!</text:p>
          </table:table-cell>
          <table:table-cell table:style-name="ce16" table:formula="of:=[.B51]*16" office:value-type="float" office:value="5440">
            <text:p>5440</text:p>
          </table:table-cell>
          <table:table-cell table:style-name="ce13" table:formula="of:=10000*[.E51]" office:value-type="float" office:value="54400000">
            <text:p>54400000</text:p>
          </table:table-cell>
          <table:table-cell table:style-name="ce13" table:formula="of:=([.F51]/([.$B$4]*16-[.E51]) -100)/2" office:value-type="float" office:value="403.333333333333">
            <text:p>403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style-name="ce13" table:formula="of:=[.B52]/([.$B$4]-[.B52])*10000-100" office:value-type="float" office:value="748.806366047745">
            <text:p>749</text:p>
          </table:table-cell>
          <table:table-cell table:style-name="ce15" table:formula="of:=1-[.C52]/[.A52]" office:value-type="percentage" office:value="0">
            <text:p>#DIV/0!</text:p>
          </table:table-cell>
          <table:table-cell table:style-name="ce16" table:formula="of:=[.B52]*16" office:value-type="float" office:value="5120">
            <text:p>5120</text:p>
          </table:table-cell>
          <table:table-cell table:style-name="ce13" table:formula="of:=10000*[.E52]" office:value-type="float" office:value="51200000">
            <text:p>51200000</text:p>
          </table:table-cell>
          <table:table-cell table:style-name="ce13" table:formula="of:=([.F52]/([.$B$4]*16-[.E52]) -100)/2" office:value-type="float" office:value="374.403183023873">
            <text:p>374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13" table:formula="of:=[.B53]/([.$B$4]-[.B53])*10000-100" office:value-type="float" office:value="691.55672823219">
            <text:p>692</text:p>
          </table:table-cell>
          <table:table-cell table:style-name="ce15" table:formula="of:=1-[.C53]/[.A53]" office:value-type="percentage" office:value="0">
            <text:p>#DIV/0!</text:p>
          </table:table-cell>
          <table:table-cell table:style-name="ce16" table:formula="of:=[.B53]*16" office:value-type="float" office:value="4800">
            <text:p>4800</text:p>
          </table:table-cell>
          <table:table-cell table:style-name="ce13" table:formula="of:=10000*[.E53]" office:value-type="float" office:value="48000000">
            <text:p>48000000</text:p>
          </table:table-cell>
          <table:table-cell table:style-name="ce13" table:formula="of:=([.F53]/([.$B$4]*16-[.E53]) -100)/2" office:value-type="float" office:value="345.778364116095">
            <text:p>346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13" table:formula="of:=[.B54]/([.$B$4]-[.B54])*10000-100" office:value-type="float" office:value="634.90813648294">
            <text:p>635</text:p>
          </table:table-cell>
          <table:table-cell table:style-name="ce15" table:formula="of:=1-[.C54]/[.A54]" office:value-type="percentage" office:value="0">
            <text:p>#DIV/0!</text:p>
          </table:table-cell>
          <table:table-cell table:style-name="ce16" table:formula="of:=[.B54]*16" office:value-type="float" office:value="4480">
            <text:p>4480</text:p>
          </table:table-cell>
          <table:table-cell table:style-name="ce13" table:formula="of:=10000*[.E54]" office:value-type="float" office:value="44800000">
            <text:p>44800000</text:p>
          </table:table-cell>
          <table:table-cell table:style-name="ce13" table:formula="of:=([.F54]/([.$B$4]*16-[.E54]) -100)/2" office:value-type="float" office:value="317.45406824147">
            <text:p>317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13" table:formula="of:=[.B55]/([.$B$4]-[.B55])*10000-100" office:value-type="float" office:value="578.851174934726">
            <text:p>579</text:p>
          </table:table-cell>
          <table:table-cell table:style-name="ce15" table:formula="of:=1-[.C55]/[.A55]" office:value-type="percentage" office:value="0">
            <text:p>#DIV/0!</text:p>
          </table:table-cell>
          <table:table-cell table:style-name="ce16" table:formula="of:=[.B55]*16" office:value-type="float" office:value="4160">
            <text:p>4160</text:p>
          </table:table-cell>
          <table:table-cell table:style-name="ce13" table:formula="of:=10000*[.E55]" office:value-type="float" office:value="41600000">
            <text:p>41600000</text:p>
          </table:table-cell>
          <table:table-cell table:style-name="ce13" table:formula="of:=([.F55]/([.$B$4]*16-[.E55]) -100)/2" office:value-type="float" office:value="289.425587467363">
            <text:p>289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13" table:formula="of:=[.B56]/([.$B$4]-[.B56])*10000-100" office:value-type="float" office:value="523.376623376623">
            <text:p>523</text:p>
          </table:table-cell>
          <table:table-cell table:style-name="ce15" table:formula="of:=1-[.C56]/[.A56]" office:value-type="percentage" office:value="0">
            <text:p>#DIV/0!</text:p>
          </table:table-cell>
          <table:table-cell table:style-name="ce16" table:formula="of:=[.B56]*16" office:value-type="float" office:value="3840">
            <text:p>3840</text:p>
          </table:table-cell>
          <table:table-cell table:style-name="ce13" table:formula="of:=10000*[.E56]" office:value-type="float" office:value="38400000">
            <text:p>38400000</text:p>
          </table:table-cell>
          <table:table-cell table:style-name="ce13" table:formula="of:=([.F56]/([.$B$4]*16-[.E56]) -100)/2" office:value-type="float" office:value="261.688311688312">
            <text:p>262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13" table:formula="of:=[.B57]/([.$B$4]-[.B57])*10000-100" office:value-type="float" office:value="468.475452196382">
            <text:p>468</text:p>
          </table:table-cell>
          <table:table-cell table:style-name="ce15" table:formula="of:=1-[.C57]/[.A57]" office:value-type="percentage" office:value="0">
            <text:p>#DIV/0!</text:p>
          </table:table-cell>
          <table:table-cell table:style-name="ce16" table:formula="of:=[.B57]*16" office:value-type="float" office:value="3520">
            <text:p>3520</text:p>
          </table:table-cell>
          <table:table-cell table:style-name="ce13" table:formula="of:=10000*[.E57]" office:value-type="float" office:value="35200000">
            <text:p>35200000</text:p>
          </table:table-cell>
          <table:table-cell table:style-name="ce13" table:formula="of:=([.F57]/([.$B$4]*16-[.E57]) -100)/2" office:value-type="float" office:value="234.237726098191">
            <text:p>234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13" table:formula="of:=[.B58]/([.$B$4]-[.B58])*10000-100" office:value-type="float" office:value="414.13881748072">
            <text:p>414</text:p>
          </table:table-cell>
          <table:table-cell table:style-name="ce15" table:formula="of:=1-[.C58]/[.A58]" office:value-type="percentage" office:value="0">
            <text:p>#DIV/0!</text:p>
          </table:table-cell>
          <table:table-cell table:style-name="ce16" table:formula="of:=[.B58]*16" office:value-type="float" office:value="3200">
            <text:p>3200</text:p>
          </table:table-cell>
          <table:table-cell table:style-name="ce13" table:formula="of:=10000*[.E58]" office:value-type="float" office:value="32000000">
            <text:p>32000000</text:p>
          </table:table-cell>
          <table:table-cell table:style-name="ce13" table:formula="of:=([.F58]/([.$B$4]*16-[.E58]) -100)/2" office:value-type="float" office:value="207.06940874036">
            <text:p>207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13" table:formula="of:=[.B59]/([.$B$4]-[.B59])*10000-100" office:value-type="float" office:value="360.358056265985">
            <text:p>360</text:p>
          </table:table-cell>
          <table:table-cell table:style-name="ce15" table:formula="of:=1-[.C59]/[.A59]" office:value-type="percentage" office:value="0">
            <text:p>#DIV/0!</text:p>
          </table:table-cell>
          <table:table-cell table:style-name="ce16" table:formula="of:=[.B59]*16" office:value-type="float" office:value="2880">
            <text:p>2880</text:p>
          </table:table-cell>
          <table:table-cell table:style-name="ce13" table:formula="of:=10000*[.E59]" office:value-type="float" office:value="28800000">
            <text:p>28800000</text:p>
          </table:table-cell>
          <table:table-cell table:style-name="ce13" table:formula="of:=([.F59]/([.$B$4]*16-[.E59]) -100)/2" office:value-type="float" office:value="180.179028132992">
            <text:p>180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13" table:formula="of:=[.B60]/([.$B$4]-[.B60])*10000-100" office:value-type="float" office:value="307.124681933842">
            <text:p>307</text:p>
          </table:table-cell>
          <table:table-cell table:style-name="ce15" table:formula="of:=1-[.C60]/[.A60]" office:value-type="percentage" office:value="0">
            <text:p>#DIV/0!</text:p>
          </table:table-cell>
          <table:table-cell table:style-name="ce16" table:formula="of:=[.B60]*16" office:value-type="float" office:value="2560">
            <text:p>2560</text:p>
          </table:table-cell>
          <table:table-cell table:style-name="ce13" table:formula="of:=10000*[.E60]" office:value-type="float" office:value="25600000">
            <text:p>25600000</text:p>
          </table:table-cell>
          <table:table-cell table:style-name="ce13" table:formula="of:=([.F60]/([.$B$4]*16-[.E60]) -100)/2" office:value-type="float" office:value="153.562340966921">
            <text:p>154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13" table:formula="of:=[.B61]/([.$B$4]-[.B61])*10000-100" office:value-type="float" office:value="254.430379746835">
            <text:p>254</text:p>
          </table:table-cell>
          <table:table-cell table:style-name="ce15" table:formula="of:=1-[.C61]/[.A61]" office:value-type="percentage" office:value="0">
            <text:p>#DIV/0!</text:p>
          </table:table-cell>
          <table:table-cell table:style-name="ce16" table:formula="of:=[.B61]*16" office:value-type="float" office:value="2240">
            <text:p>2240</text:p>
          </table:table-cell>
          <table:table-cell table:style-name="ce13" table:formula="of:=10000*[.E61]" office:value-type="float" office:value="22400000">
            <text:p>22400000</text:p>
          </table:table-cell>
          <table:table-cell table:style-name="ce13" table:formula="of:=([.F61]/([.$B$4]*16-[.E61]) -100)/2" office:value-type="float" office:value="127.215189873418">
            <text:p>127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13" table:formula="of:=[.B62]/([.$B$4]-[.B62])*10000-100" office:value-type="float" office:value="202.267002518892">
            <text:p>202</text:p>
          </table:table-cell>
          <table:table-cell table:style-name="ce15" table:formula="of:=1-[.C62]/[.A62]" office:value-type="percentage" office:value="0">
            <text:p>#DIV/0!</text:p>
          </table:table-cell>
          <table:table-cell table:style-name="ce16" table:formula="of:=[.B62]*16" office:value-type="float" office:value="1920">
            <text:p>1920</text:p>
          </table:table-cell>
          <table:table-cell table:style-name="ce13" table:formula="of:=10000*[.E62]" office:value-type="float" office:value="19200000">
            <text:p>19200000</text:p>
          </table:table-cell>
          <table:table-cell table:style-name="ce13" table:formula="of:=([.F62]/([.$B$4]*16-[.E62]) -100)/2" office:value-type="float" office:value="101.133501259446">
            <text:p>10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13" table:formula="of:=[.B63]/([.$B$4]-[.B63])*10000-100" office:value-type="float" office:value="150.62656641604">
            <text:p>151</text:p>
          </table:table-cell>
          <table:table-cell table:style-name="ce15" table:formula="of:=1-[.C63]/[.A63]" office:value-type="percentage" office:value="0">
            <text:p>#DIV/0!</text:p>
          </table:table-cell>
          <table:table-cell table:style-name="ce16" table:formula="of:=[.B63]*16" office:value-type="float" office:value="1600">
            <text:p>1600</text:p>
          </table:table-cell>
          <table:table-cell table:style-name="ce13" table:formula="of:=10000*[.E63]" office:value-type="float" office:value="16000000">
            <text:p>16000000</text:p>
          </table:table-cell>
          <table:table-cell table:style-name="ce13" table:formula="of:=([.F63]/([.$B$4]*16-[.E63]) -100)/2" office:value-type="float" office:value="75.3132832080201">
            <text:p>75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13" table:formula="of:=[.B64]/([.$B$4]-[.B64])*10000-100" office:value-type="float" office:value="99.501246882793">
            <text:p>100</text:p>
          </table:table-cell>
          <table:table-cell table:style-name="ce15" table:formula="of:=1-[.C64]/[.A64]" office:value-type="percentage" office:value="0">
            <text:p>#DIV/0!</text:p>
          </table:table-cell>
          <table:table-cell table:style-name="ce16" table:formula="of:=[.B64]*16" office:value-type="float" office:value="1280">
            <text:p>1280</text:p>
          </table:table-cell>
          <table:table-cell table:style-name="ce13" table:formula="of:=10000*[.E64]" office:value-type="float" office:value="12800000">
            <text:p>12800000</text:p>
          </table:table-cell>
          <table:table-cell table:style-name="ce13" table:formula="of:=([.F64]/([.$B$4]*16-[.E64]) -100)/2" office:value-type="float" office:value="49.7506234413965">
            <text:p>5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3" table:formula="of:=[.B65]/([.$B$4]-[.B65])*10000-100" office:value-type="float" office:value="48.8833746898263">
            <text:p>49</text:p>
          </table:table-cell>
          <table:table-cell table:style-name="ce15" table:formula="of:=1-[.C65]/[.A65]" office:value-type="percentage" office:value="0">
            <text:p>#DIV/0!</text:p>
          </table:table-cell>
          <table:table-cell table:style-name="ce16" table:formula="of:=[.B65]*16" office:value-type="float" office:value="960">
            <text:p>960</text:p>
          </table:table-cell>
          <table:table-cell table:style-name="ce13" table:formula="of:=10000*[.E65]" office:value-type="float" office:value="9600000">
            <text:p>9600000</text:p>
          </table:table-cell>
          <table:table-cell table:style-name="ce13" table:formula="of:=([.F65]/([.$B$4]*16-[.E65]) -100)/2" office:value-type="float" office:value="24.4416873449131">
            <text:p>24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3" table:formula="of:=[.B66]/([.$B$4]-[.B66])*10000-100" office:value-type="float" office:value="-1.23456790123457">
            <text:p>-1</text:p>
          </table:table-cell>
          <table:table-cell table:style-name="ce15" table:formula="of:=1-[.C66]/[.A66]" office:value-type="percentage" office:value="0">
            <text:p>#DIV/0!</text:p>
          </table:table-cell>
          <table:table-cell table:style-name="ce16" table:formula="of:=[.B66]*16" office:value-type="float" office:value="640">
            <text:p>640</text:p>
          </table:table-cell>
          <table:table-cell table:style-name="ce13" table:formula="of:=10000*[.E66]" office:value-type="float" office:value="6400000">
            <text:p>6400000</text:p>
          </table:table-cell>
          <table:table-cell table:style-name="ce13" table:formula="of:=([.F66]/([.$B$4]*16-[.E66]) -100)/2" office:value-type="float" office:value="-0.617283950617285">
            <text:p>-1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3" table:formula="of:=[.B67]/([.$B$4]-[.B67])*10000-100" office:value-type="float" office:value="-50.8599508599509">
            <text:p>-51</text:p>
          </table:table-cell>
          <table:table-cell table:style-name="ce15" table:formula="of:=1-[.C67]/[.A67]" office:value-type="percentage" office:value="0">
            <text:p>#DIV/0!</text:p>
          </table:table-cell>
          <table:table-cell table:style-name="ce16" table:formula="of:=[.B67]*16" office:value-type="float" office:value="320">
            <text:p>320</text:p>
          </table:table-cell>
          <table:table-cell table:style-name="ce13" table:formula="of:=10000*[.E67]" office:value-type="float" office:value="3200000">
            <text:p>3200000</text:p>
          </table:table-cell>
          <table:table-cell table:style-name="ce13" table:formula="of:=([.F67]/([.$B$4]*16-[.E67]) -100)/2" office:value-type="float" office:value="-25.4299754299754">
            <text:p>-25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3" table:formula="of:=[.B68]/([.$B$4]-[.B68])*10000-100" office:value-type="float" office:value="-100">
            <text:p>-100</text:p>
          </table:table-cell>
          <table:table-cell table:style-name="ce15" table:formula="of:=1-[.C68]/[.A68]" office:value-type="percentage" office:value="0">
            <text:p>#DIV/0!</text:p>
          </table:table-cell>
          <table:table-cell table:style-name="ce16" table:formula="of:=[.B68]*16" office:value-type="float" office:value="0">
            <text:p>0</text:p>
          </table:table-cell>
          <table:table-cell table:style-name="ce13" table:formula="of:=10000*[.E68]" office:value-type="float" office:value="0">
            <text:p>0</text:p>
          </table:table-cell>
          <table:table-cell table:style-name="ce13" table:formula="of:=([.F68]/([.$B$4]*16-[.E68]) -100)/2" office:value-type="float" office:value="-50">
            <text:p>-50</text:p>
          </table:table-cell>
          <table:table-cell/>
        </table:table-row>
        <table:table-row table:style-name="ro1" table:number-rows-repeated="104850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8.04.2020</text:date>, <text:time>20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9M47S</meta:editing-duration>
    <meta:editing-cycles>54</meta:editing-cycles>
    <meta:generator>OpenOffice/4.1.7$Win32 OpenOffice.org_project/417m1$Build-9800</meta:generator>
    <dc:date>2020-04-08T20:22:05.35</dc:date>
    <meta:document-statistic meta:table-count="3" meta:cell-count="511" meta:object-count="0"/>
    <meta:user-defined meta:name="Info 1"/>
    <meta:user-defined meta:name="Info 2"/>
    <meta:user-defined meta:name="Info 3"/>
    <meta:user-defined meta:name="Info 4"/>
  </office:meta>
</office:document-meta>
</file>